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 Conclusions</text:p>
      <text:p text:style-name="Standard"/>
      <text:p text:style-name="Standard"><text:tab/>We can see from our results that our parallel implementations of our genetic algorithm ran faster than our serial implementations. <text:s/>This coincides perfectly with the expectations of our hypothesis which stated that a genetic algorithm could be improved by parallelizing the process of generating each generation and the process of evaluating each s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Kosowsky</meta:initial-creator>
    <meta:creation-date>2015-04-27T11:11:49</meta:creation-date>
    <dc:date>2015-04-27T12:41:11</dc:date>
    <dc:creator>John Kosowsky</dc:creator>
    <meta:editing-duration>PT17M1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" meta:word-count="55" meta:character-count="371" meta:non-whitespace-character-count="316"/>
  </office:meta>
</office:document-meta>
</file>